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8cm" fo:min-width="4.734cm"/>
    </style:style>
    <style:style style:name="gr2" style:family="graphic" style:parent-style-name="standard">
      <style:graphic-properties draw:textarea-horizontal-align="justify" draw:textarea-vertical-align="middle" draw:auto-grow-height="false" fo:min-height="0.632cm" fo:min-width="3.404cm"/>
    </style:style>
    <style:style style:name="gr3" style:family="graphic" style:parent-style-name="standard">
      <style:graphic-properties draw:textarea-horizontal-align="justify" draw:textarea-vertical-align="middle" draw:auto-grow-height="false" fo:min-height="0.57cm" fo:min-width="3.216cm"/>
    </style:style>
    <style:style style:name="gr4" style:family="graphic" style:parent-style-name="standard">
      <style:graphic-properties draw:textarea-horizontal-align="justify" draw:textarea-vertical-align="middle" draw:auto-grow-height="false" fo:min-height="2.1cm" fo:min-width="2.05cm"/>
    </style:style>
    <style:style style:name="gr5" style:family="graphic" style:parent-style-name="standard">
      <style:graphic-properties draw:textarea-horizontal-align="justify" draw:textarea-vertical-align="middle" draw:auto-grow-height="false" fo:min-height="1.95cm" fo:min-width="1.7cm"/>
    </style:style>
    <style:style style:name="gr6" style:family="graphic" style:parent-style-name="standard">
      <style:graphic-properties draw:textarea-horizontal-align="justify" draw:textarea-vertical-align="middle" draw:auto-grow-height="false" fo:min-height="1.324cm" fo:min-width="5.54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7.4cm" svg:height="4cm" svg:x="6.9cm" svg:y="1.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2cm" svg:height="1.4cm" svg:x="7.6cm" svg:y="6.1cm">
          <text:p text:style-name="P1">Podaj A 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5.9cm" svg:height="1.3cm" svg:x="7.7cm" svg:y="8.8cm">
          <text:p text:style-name="P1">Podaj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5.1cm" svg:height="4.7cm" svg:x="8.3cm" svg:y="10.9cm">
          <text:p text:style-name="P1">A=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4.4cm" svg:height="4.4cm" svg:x="2.8cm" svg:y="15.4cm">
          <text:p text:style-name="P1">A&gt;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9.6cm" svg:height="2.5cm" svg:x="11cm" svg:y="16.4cm">
          <text:p text:style-name="P1">Drukuj „A jest równe B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1:35:19.114936735</meta:creation-date>
    <dc:date>2019-09-12T11:41:57.255979487</dc:date>
    <meta:editing-duration>PT6M38S</meta:editing-duration>
    <meta:editing-cycles>1</meta:editing-cycles>
    <meta:document-statistic meta:object-count="6"/>
    <meta:generator>LibreOffice/6.0.7.3$Linux_X86_64 LibreOffice_project/00m0$Build-3</meta:generator>
  </office:meta>
</office:document-meta>
</file>